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los" svg:font-family="Golos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a4a4a" loext:opacity="100%" style:font-name="Golos" fo:font-size="13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a4a4a" loext:opacity="100%" style:font-name="Golos" fo:font-size="13.5pt" fo:letter-spacing="normal" fo:font-style="normal" fo:font-weight="normal" officeooo:paragraph-rsid="0011768b"/>
    </style:style>
    <style:style style:name="T1" style:family="text">
      <style:text-properties officeooo:rsid="001176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Добавить возможность авторизации с 1-2 социальных сетей, тут можно ознакомится с такой крутой библиотекой</text:p>
      <text:p text:style-name="P1"/>
      <text:p text:style-name="P1"><text:a xlink:type="simple" xlink:href="https://github.com/python-social-auth/social-app-django" text:style-name="Internet_20_link" text:visited-style-name="Visited_20_Internet_20_Link">https://github.com/python-social-auth/social-app-django</text:a></text:p>
      <text:p text:style-name="P1"/>
      <text:p text:style-name="P2"><text:span text:style-name="T1">2. </text:span>Наверняка пользовались админкой в ходе создания проекта, предлагаю сделать ей мощный тюнинг через эти библиотеки на выбор:</text:p>
      <text:p text:style-name="P2"/>
      <text:p text:style-name="P2"><text:a xlink:type="simple" xlink:href="https://github.com/otto-torino/django-baton" text:style-name="Internet_20_link" text:visited-style-name="Visited_20_Internet_20_Link">https://github.com/otto-torino/django-baton</text:a></text:p>
      <text:p text:style-name="P2"><text:a xlink:type="simple" xlink:href="https://django-jet-reboot.readthedocs.io/en/latest/" text:style-name="Internet_20_link" text:visited-style-name="Visited_20_Internet_20_Link">https://django-jet-reboot.readthedocs.io/en/latest/</text:a></text:p>
      <text:p text:style-name="P2"/>
      <text:p text:style-name="P2"><text:span text:style-name="T1">3. </text:span>После добавления Celery можно добавить загрузку аватаров пользователей и картинок товаров с последующей асинхронной обработкой их в фоновом режиме, например создание миниатюр различного размера для быстрой загрузки. Для этого есть множество библиотек на выбор:</text:p>
      <text:p text:style-name="P2"/>
      <text:p text:style-name="P2"><text:a xlink:type="simple" xlink:href="https://easy-thumbnails.readthedocs.io/en/latest/" text:style-name="Internet_20_link" text:visited-style-name="Visited_20_Internet_20_Link">https://easy-thumbnails.readthedocs.io/en/latest/</text:a></text:p>
      <text:p text:style-name="P2"><text:a xlink:type="simple" xlink:href="https://django-versatileimagefield.readthedocs.io/en/latest/" text:style-name="Internet_20_link" text:visited-style-name="Visited_20_Internet_20_Link">https://django-versatileimagefield.readthedocs.io/en/latest/</text:a></text:p>
      <text:p text:style-name="P2"><text:a xlink:type="simple" xlink:href="https://django-imagekit.readthedocs.io/en/latest/" text:style-name="Internet_20_link" text:visited-style-name="Visited_20_Internet_20_Link">https://django-imagekit.readthedocs.io/en/latest/</text:a></text:p>
      <text:p text:style-name="P2"/>
      <text:p text:style-name="P2"><text:span text:style-name="T1">4. </text:span>Очень часто в коммерческих проектах для перехвата ошибок, которые возникают у пользователей внедряют Sentry или Rollbar. Он позволяет быть в курсе насколько стабильно работает проект и к тому же хранит полные traceback ошибок, так чтобы можно было их исследовать. Будет большой плюс в резюме от наличия знаний по этой технологии. Попробуйте внедрить ее на базовом уровне и создать APIView, который вызывает исключение, что увидеть его в консоли Sentry или RollBar</text:p>
      <text:p text:style-name="P2"/>
      <text:p text:style-name="P2"><text:a xlink:type="simple" xlink:href="https://blog.sentry.io/monitoring-performance-and-errors-in-a-django-application-with-sentry/" text:style-name="Internet_20_link" text:visited-style-name="Visited_20_Internet_20_Link">https://blog.sentry.io/monitoring-performance-and-errors-in-a-django-application-with-sentry/</text:a></text:p>
      <text:p text:style-name="P2"/>
      <text:p text:style-name="P2"><text:a xlink:type="simple" xlink:href="https://docs.sentry.io/platforms/python/integrations/django/" text:style-name="Internet_20_link" text:visited-style-name="Visited_20_Internet_20_Link">https://docs.sentry.io/platforms/python/integrations/django/</text:a></text:p>
      <text:p text:style-name="P2"/>
      <text:p text:style-name="P2">RollBar</text:p>
      <text:p text:style-name="P2"/>
      <text:p text:style-name="P2"><text:a xlink:type="simple" xlink:href="https://docs.rollbar.com/docs/django" text:style-name="Internet_20_link" text:visited-style-name="Visited_20_Internet_20_Link">https://docs.rollbar.com/docs/django</text:a></text:p>
      <text:p text:style-name="P2"><text:a xlink:type="simple" xlink:href="https://docs.rollbar.com/docs/celery" text:style-name="Internet_20_link" text:visited-style-name="Visited_20_Internet_20_Link">https://docs.rollbar.com/docs/celery</text:a></text:p>
      <text:p text:style-name="P2"><text:soft-page-break/><text:span text:style-name="T1">5. </text:span>внедрить кэширование запросов к БД с использованием Redis, посмотреть насколько уменьшится время отклика системы. Вот эти библиотеки на выбор могут помочь с кэшированием запросов к БД:</text:p>
      <text:p text:style-name="P2"/>
      <text:p text:style-name="P2"><text:a xlink:type="simple" xlink:href="https://github.com/noripyt/django-cachalot" text:style-name="Internet_20_link" text:visited-style-name="Visited_20_Internet_20_Link">https://github.com/noripyt/django-cachalot</text:a></text:p>
      <text:p text:style-name="P2"><text:a xlink:type="simple" xlink:href="https://github.com/Suor/django-cacheops" text:style-name="Internet_20_link" text:visited-style-name="Visited_20_Internet_20_Link">https://github.com/Suor/django-cacheops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los" svg:font-family="Golos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9:21:24.861604283</meta:creation-date>
    <dc:date>2025-01-16T19:28:35.581287438</dc:date>
    <meta:editing-duration>PT7M11S</meta:editing-duration>
    <meta:editing-cycles>1</meta:editing-cycles>
    <meta:document-statistic meta:table-count="0" meta:image-count="0" meta:object-count="0" meta:page-count="2" meta:paragraph-count="18" meta:word-count="179" meta:character-count="1769" meta:non-whitespace-character-count="1608"/>
    <meta:generator>LibreOffice/24.2.7.2$Linux_X86_64 LibreOffice_project/420$Build-2</meta:generator>
  </office:meta>
</office:document-meta>
</file>